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3.399cm" table:align="left"/>
    </style:style>
    <style:style style:name="Таблица1.A" style:family="table-column">
      <style:table-column-properties style:column-width="2.401cm"/>
    </style:style>
    <style:style style:name="Таблица1.B" style:family="table-column">
      <style:table-column-properties style:column-width="3.016cm"/>
    </style:style>
    <style:style style:name="Таблица1.D" style:family="table-column">
      <style:table-column-properties style:column-width="3.032cm"/>
    </style:style>
    <style:style style:name="Таблица1.E" style:family="table-column">
      <style:table-column-properties style:column-width="1.93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71931" officeooo:paragraph-rsid="00171931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171931" officeooo:paragraph-rsid="00171931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bold" officeooo:rsid="00171931" officeooo:paragraph-rsid="001b2550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1b2550" officeooo:paragraph-rsid="001bd4a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officeooo:rsid="001bd4aa" officeooo:paragraph-rsid="001bd4aa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fo:font-weight="bold" officeooo:rsid="001be183" officeooo:paragraph-rsid="001be183" style:font-size-asian="11.3500003814697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8759f" officeooo:paragraph-rsid="0018759f" style:font-size-asian="11.3500003814697pt" style:font-size-complex="13pt"/>
    </style:style>
    <style:style style:name="P8" style:family="paragraph" style:parent-style-name="Table_20_Contents">
      <style:paragraph-properties fo:text-align="justify" style:justify-single-word="false"/>
      <style:text-properties fo:font-size="11pt" officeooo:rsid="00174ff1" officeooo:paragraph-rsid="00174ff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174ff1" officeooo:paragraph-rsid="00174ff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18759f" officeooo:paragraph-rsid="0018759f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9cc77" officeooo:paragraph-rsid="0019cc7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b2550" officeooo:paragraph-rsid="001b255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71931" officeooo:paragraph-rsid="0019cc77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bd4aa" officeooo:paragraph-rsid="001bd4aa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weight="bold" officeooo:rsid="00171931" officeooo:paragraph-rsid="001bf3a2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3pt" fo:font-weight="bold" officeooo:rsid="00171931" officeooo:paragraph-rsid="001bf3a2" fo:background-color="#ffffff" style:font-size-asian="11.3500003814697pt" style:font-weight-asian="bold" style:font-size-complex="1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1cc9e0" officeooo:paragraph-rsid="001cc9e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18759f" officeooo:paragraph-rsid="0018759f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cc9e0" officeooo:paragraph-rsid="001cc9e0" style:font-size-asian="11.3500003814697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8759f" officeooo:paragraph-rsid="0018759f" style:font-size-asian="11.3500003814697pt" style:font-size-complex="13pt"/>
    </style:style>
    <style:style style:name="T1" style:family="text">
      <style:text-properties officeooo:rsid="00174ff1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officeooo:rsid="0019cc77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01b2550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bd4aa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1be183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bf3a2" style:font-size-asian="11pt" style:font-weight-asian="normal" style:font-size-complex="11pt" style:font-weight-complex="normal"/>
    </style:style>
    <style:style style:name="T8" style:family="text">
      <style:text-properties officeooo:rsid="00187200"/>
    </style:style>
    <style:style style:name="T9" style:family="text">
      <style:text-properties officeooo:rsid="0019cc77"/>
    </style:style>
    <style:style style:name="T10" style:family="text">
      <style:text-properties officeooo:rsid="001bd4aa"/>
    </style:style>
    <style:style style:name="T11" style:family="text">
      <style:text-properties officeooo:rsid="001bf3a2"/>
    </style:style>
    <style:style style:name="T12" style:family="text">
      <style:text-properties fo:font-weight="normal" officeooo:rsid="001bf3a2" style:font-weight-asian="normal" style:font-weight-complex="normal"/>
    </style:style>
    <style:style style:name="T13" style:family="text">
      <style:text-properties fo:color="#ff3333" fo:font-size="11pt" fo:font-weight="normal" officeooo:rsid="001bf3a2" style:font-size-asian="11pt" style:font-weight-asian="normal" style:font-size-complex="11pt" style:font-weight-complex="normal"/>
    </style:style>
    <style:style style:name="T14" style:family="text">
      <style:text-properties officeooo:rsid="001cc9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ы <text:span text:style-name="T9">данных программы</text:span> qwdirect</text:p>
      <text:p text:style-name="P1"><text:tab/></text:p>
      <text:p text:style-name="P17"><text:tab/><text:span text:style-name="T13">Этот текст является сильно предварительным черновиком. Информация в нем пока неполная, и будет постепернно пополняться.</text:span></text:p>
      <text:p text:style-name="P17"/>
      <text:p text:style-name="P16"><text:span text:style-name="T2"><text:tab/>Программа qwdirect </text:span><text:span text:style-name="T3">осуществляет запись данных из входных файлов на флешку в различных форматах. Этот документ описывает форматы входных файлов и форматы записи на флешку.</text:span></text:p>
      <text:p text:style-name="P12"/>
      <text:p text:style-name="P3"><text:span text:style-name="T3"><text:tab/>Входные файлы представляют собой цепочку образов страниц, последовательно записываемых на флешку. </text:span><text:span text:style-name="T4">Образ страницы состоит из 2 полей — поле данных и поле ООВ. Размер поля данных:</text:span></text:p>
      <text:p text:style-name="P13"/>
      <text:p text:style-name="P13"><text:s/>datasize = 512*spp</text:p>
      <text:p text:style-name="P14"/>
      <text:p text:style-name="P13">512 — число байтов в секторе (другие размеры сектора вроде бы не встречаются), spp — число секторов на странице, зависящее <text:s/>от типа флешки. Обычно это или 4 или 8 секторов на странице, соответственно, размер страницы — или 2048, или 4096 байт.</text:p>
      <text:p text:style-name="P4"><text:span text:style-name="T2">Размер поля OOB (oobsize) <text:s/>также зависит от типа флешки. Обычно для флешек с 2К страницами oobsize=64, для флешек с 4К страницами </text:span><text:span text:style-name="T5">oobsize=224. Этот параметр определяется на этапе инициализации nand-контроллера следующим образом:</text:span></text:p>
      <text:p text:style-name="P15"/>
      <text:p text:style-name="P15">oobsize = (8 &lt;&lt; ((devcfg &gt;&gt; 2) &amp; 0x1)) * (pagesize &gt;&gt; 9);</text:p>
      <text:p text:style-name="P15"/>
      <text:p text:style-name="P15">Размер поля OOB входного файла должен точно соответствовать автоопределяемому размеру ООВ. Если это не так, то можно принудительно установить размер поля ООВ входного файла, используя ключ -z.</text:p>
      <text:p text:style-name="P15">Также возможно использование входных файлов, содержащих только поля данных страницы (oobsize=0). В этом случае содержимое поле ООВ при записи будет вычисляться автоматически.</text:p>
      <text:p text:style-name="P15"/>
      <text:p text:style-name="P15">Организация данных на флешке возможна в 2 вариантах — стандартном и линуксовом. Они отличаются раскладкой данных на странице. </text:p>
      <text:p text:style-name="P5"><text:span text:style-name="T2">Стандартный формат — каждый сектор имеет размер 512 байт, сразу за сектором следует поле ООВ размером 16 байт. </text:span><text:span text:style-name="T6">Этот формат определен производителем флешки и используется для всех разделов, кроме файловых yaffs2.</text:span></text:p>
      <text:p text:style-name="P6"><text:span text:style-name="T6">Л</text:span><text:span text:style-name="T2">инуксовый формат — все сектора на странице кроме последнего имеют размер 516 байт, за которым следует 12-ба</text:span><text:span text:style-name="T7">й</text:span><text:span text:style-name="T2">товое ООВ. Последний сектор на странице имеет размер 512-(4*(spp-1)), а следующее за ним ООВ имеет размер oobsize-12*(spp-1). Лишние 4 байт каждого сектора содержат в себе кусочки тэга yaffs2. Таким образом, тэг yaffs2 целиком попадает в поле данных флешки и защищен ЕСС так же, как и сами данные.</text:span></text:p>
      <text:p text:style-name="P14"/>
      <text:p text:style-name="P2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">Ключ</text:p>
          </table:table-cell>
          <table:table-cell table:style-name="Таблица1.A1" office:value-type="string">
            <text:p text:style-name="P18">Формат</text:p>
            <text:p text:style-name="P18">на входе</text:p>
          </table:table-cell>
          <table:table-cell table:style-name="Таблица1.A1" office:value-type="string">
            <text:p text:style-name="P9">OOB на входе</text:p>
          </table:table-cell>
          <table:table-cell table:style-name="Таблица1.A1" office:value-type="string">
            <text:p text:style-name="P9">Поля для записи</text:p>
          </table:table-cell>
          <table:table-cell table:style-name="Таблица1.E1" office:value-type="string">
            <text:p text:style-name="P9">Формат</text:p>
            <text:p text:style-name="P9">на <text:span text:style-name="T14">флешке</text:span></text:p>
          </table:table-cell>
        </table:table-row>
        <table:table-row>
          <table:table-cell table:style-name="Таблица1.A2" office:value-type="string">
            <text:p text:style-name="P10">-<text:span text:style-name="T1">fs</text:span></text:p>
          </table:table-cell>
          <table:table-cell table:style-name="Таблица1.A2" office:value-type="string">
            <text:p text:style-name="P18">std</text:p>
          </table:table-cell>
          <table:table-cell table:style-name="Таблица1.A2" office:value-type="string">
            <text:p text:style-name="P18">нет</text:p>
          </table:table-cell>
          <table:table-cell table:style-name="Таблица1.A2" office:value-type="string">
            <text:p text:style-name="P11">data</text:p>
          </table:table-cell>
          <table:table-cell table:style-name="Таблица1.E2" office:value-type="string">
            <text:p text:style-name="P11">s<text:span text:style-name="T14">td</text:span></text:p>
          </table:table-cell>
        </table:table-row>
        <table:table-row>
          <table:table-cell table:style-name="Таблица1.A2" office:value-type="string">
            <text:p text:style-name="P10">-<text:span text:style-name="T1">fl</text:span></text:p>
          </table:table-cell>
          <table:table-cell table:style-name="Таблица1.A2" office:value-type="string">
            <text:p text:style-name="P20">linux</text:p>
          </table:table-cell>
          <table:table-cell table:style-name="Таблица1.A2" office:value-type="string">
            <text:p text:style-name="P20">нет</text:p>
          </table:table-cell>
          <table:table-cell table:style-name="Таблица1.A2" office:value-type="string">
            <text:p text:style-name="P7">data</text:p>
          </table:table-cell>
          <table:table-cell table:style-name="Таблица1.E2" office:value-type="string">
            <text:p text:style-name="P7">l<text:span text:style-name="T14">inux</text:span></text:p>
          </table:table-cell>
        </table:table-row>
        <table:table-row>
          <table:table-cell table:style-name="Таблица1.A2" office:value-type="string">
            <text:p text:style-name="P8">-fy</text:p>
          </table:table-cell>
          <table:table-cell table:style-name="Таблица1.A2" office:value-type="string">
            <text:p text:style-name="P20">std</text:p>
          </table:table-cell>
          <table:table-cell table:style-name="Таблица1.A2" office:value-type="string">
            <text:p text:style-name="P20">есть</text:p>
          </table:table-cell>
          <table:table-cell table:style-name="Таблица1.A2" office:value-type="string">
            <text:p text:style-name="P20">data+oob</text:p>
          </table:table-cell>
          <table:table-cell table:style-name="Таблица1.E2" office:value-type="string">
            <text:p text:style-name="P20">linux</text:p>
          </table:table-cell>
        </table:table-row>
        <table:table-row>
          <table:table-cell table:style-name="Таблица1.A2" office:value-type="string">
            <text:p text:style-name="P10">-<text:span text:style-name="T1">fi</text:span></text:p>
          </table:table-cell>
          <table:table-cell table:style-name="Таблица1.A2" office:value-type="string">
            <text:p text:style-name="P20">std</text:p>
          </table:table-cell>
          <table:table-cell table:style-name="Таблица1.A2" office:value-type="string">
            <text:p text:style-name="P20">есть</text:p>
          </table:table-cell>
          <table:table-cell table:style-name="Таблица1.A2" office:value-type="string">
            <text:p text:style-name="P20">data+oob</text:p>
          </table:table-cell>
          <table:table-cell table:style-name="Таблица1.E2" office:value-type="string">
            <text:p text:style-name="P20">любой</text:p>
          </table:table-cell>
        </table:table-row>
        <table:table-row>
          <table:table-cell table:style-name="Таблица1.A2" office:value-type="string">
            <text:p text:style-name="P10">-<text:span text:style-name="T8">fo</text:span></text:p>
          </table:table-cell>
          <table:table-cell table:style-name="Таблица1.A2" office:value-type="string">
            <text:p text:style-name="P20">std</text:p>
          </table:table-cell>
          <table:table-cell table:style-name="Таблица1.A2" office:value-type="string">
            <text:p text:style-name="P20">нет</text:p>
          </table:table-cell>
          <table:table-cell table:style-name="Таблица1.A2" office:value-type="string">
            <text:p text:style-name="P20">data</text:p>
          </table:table-cell>
          <table:table-cell table:style-name="Таблица1.E2" office:value-type="string">
            <text:p text:style-name="P20">linux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0:38:33.595256581</meta:creation-date>
    <dc:date>2015-11-26T07:17:11.199425239</dc:date>
    <meta:editing-duration>PT32M38S</meta:editing-duration>
    <meta:editing-cycles>5</meta:editing-cycles>
    <meta:generator>LibreOffice/5.0.3.2$Linux_X86_64 LibreOffice_project/00m0$Build-2</meta:generator>
    <meta:document-statistic meta:table-count="1" meta:image-count="0" meta:object-count="0" meta:page-count="1" meta:paragraph-count="46" meta:word-count="349" meta:character-count="2319" meta:non-whitespace-character-count="2000"/>
  </office:meta>
</office:document-meta>
</file>